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D0000005B0FF2E4BDD8FA2922.png" manifest:media-type="image/png"/>
  <manifest:file-entry manifest:full-path="Pictures/100000010000027700000077C3DFCCF8AC2CD87E.png" manifest:media-type="image/png"/>
  <manifest:file-entry manifest:full-path="Pictures/100000010000028D0000005B56752953FA9BECBB.png" manifest:media-type="image/png"/>
  <manifest:file-entry manifest:full-path="Pictures/10000001000002760000010969AB425FE0F18FD6.png" manifest:media-type="image/png"/>
  <manifest:file-entry manifest:full-path="Pictures/10000001000001B20000003D7356B533F59B484E.png" manifest:media-type="image/png"/>
  <manifest:file-entry manifest:full-path="Pictures/10000001000002D30000010B222A65D5009A629B.png" manifest:media-type="image/png"/>
  <manifest:file-entry manifest:full-path="Pictures/10000001000002C80000008CA729DC422E8B846A.png" manifest:media-type="image/png"/>
  <manifest:file-entry manifest:full-path="Pictures/10000001000002840000008B37F6BEBBC8E6299B.png" manifest:media-type="image/png"/>
  <manifest:file-entry manifest:full-path="Pictures/10000001000003EE00000299484B873B737D701B.png" manifest:media-type="image/png"/>
  <manifest:file-entry manifest:full-path="Pictures/1000000100000357000001BC44EB3FBE089B227A.png" manifest:media-type="image/png"/>
  <manifest:file-entry manifest:full-path="Pictures/10000001000003040000007A4F5DC6795E0C92BF.png" manifest:media-type="image/png"/>
  <manifest:file-entry manifest:full-path="Pictures/10000001000002A2000000771E89AB8CEDBFFFA5.png" manifest:media-type="image/png"/>
  <manifest:file-entry manifest:full-path="Pictures/1000000100000390000000D75C56FAA88D7F937D.png" manifest:media-type="image/png"/>
  <manifest:file-entry manifest:full-path="Pictures/100000010000028100000054A37C37EFA328AE1D.png" manifest:media-type="image/png"/>
  <manifest:file-entry manifest:full-path="Pictures/10000001000002270000008BC7BA199C5455FBF1.png" manifest:media-type="image/png"/>
  <manifest:file-entry manifest:full-path="Pictures/10000001000002CB00000051146E9E5EBA6524A4.png" manifest:media-type="image/png"/>
  <manifest:file-entry manifest:full-path="Pictures/10000001000002E90000003666013565CCC51F09.png" manifest:media-type="image/png"/>
  <manifest:file-entry manifest:full-path="Pictures/10000001000005400000015FBD42FECAA973FAE0.png" manifest:media-type="image/png"/>
  <manifest:file-entry manifest:full-path="Pictures/100000010000030B0000009206247FF3B374E40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1ceab" officeooo:paragraph-rsid="0001ceab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1ceab" officeooo:paragraph-rsid="0001ceab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3a1a4" officeooo:paragraph-rsid="0003a1a4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8b53" officeooo:paragraph-rsid="00058b5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694a9" officeooo:paragraph-rsid="000694a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968c1" officeooo:paragraph-rsid="000968c1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cf2b0" officeooo:paragraph-rsid="000cf2b0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ecd5b" officeooo:paragraph-rsid="000ecd5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f6aa7" officeooo:paragraph-rsid="000f6aa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45c6d" officeooo:paragraph-rsid="00145c6d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c07ff" officeooo:paragraph-rsid="002c07ff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2</text:p>
      <text:p text:style-name="P2">1.</text:p>
      <text:p text:style-name="P2"><text:s text:c="10"/><draw:frame draw:style-name="fr1" draw:name="Image1" text:anchor-type="char" svg:x="1.035cm" svg:y="0.065cm" svg:width="11.497cm" svg:height="4.837cm" draw:z-index="0"><draw:image xlink:href="Pictures/10000001000002760000010969AB425FE0F18FD6.png" xlink:type="simple" xlink:show="embed" xlink:actuate="onLoad" draw:mime-type="image/png"/></draw:frame><text:s text:c="165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</text:p>
      <text:p text:style-name="P2"><text:s text:c="7"/><draw:frame draw:style-name="fr1" draw:name="Image2" text:anchor-type="char" svg:x="1.194cm" svg:y="0.005cm" svg:width="11.435cm" svg:height="4.223cm" draw:z-index="1"><draw:image xlink:href="Pictures/10000001000002D30000010B222A65D5009A629B.png" xlink:type="simple" xlink:show="embed" xlink:actuate="onLoad" draw:mime-type="image/png"/></draw:frame><text:s text:c="166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3.</text:p>
      <text:p text:style-name="P3"><draw:frame draw:style-name="fr1" draw:name="Image3" text:anchor-type="char" svg:x="0.866cm" svg:y="0cm" svg:width="10.642cm" svg:height="2.297cm" draw:z-index="2"><draw:image xlink:href="Pictures/10000001000002840000008B37F6BEBBC8E6299B.png" xlink:type="simple" xlink:show="embed" xlink:actuate="onLoad" draw:mime-type="image/png"/></draw:frame><text:s text:c="174"/></text:p>
      <text:p text:style-name="P4"/>
      <text:p text:style-name="P4"/>
      <text:p text:style-name="P4"/>
      <text:p text:style-name="P4"/>
      <text:p text:style-name="P4"><text:s/></text:p>
      <text:p text:style-name="P5">4. <text:s text:c="31"/></text:p>
      <text:p text:style-name="P5"><draw:frame draw:style-name="fr1" draw:name="Image4" text:anchor-type="char" svg:x="0.66cm" svg:y="0.462cm" svg:width="13.716cm" svg:height="9.066cm" draw:z-index="3"><draw:image xlink:href="Pictures/10000001000003EE00000299484B873B737D701B.png" xlink:type="simple" xlink:show="embed" xlink:actuate="onLoad" draw:mime-type="image/png"/></draw:frame></text:p>
      <text:p text:style-name="P4"/>
      <text:p text:style-name="P4"><text:s text:c="37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5.</text:p>
      <text:p text:style-name="P6"><draw:frame draw:style-name="fr1" draw:name="Image5" text:anchor-type="char" svg:x="0.771cm" svg:y="0cm" svg:width="14.72cm" svg:height="3.47cm" draw:z-index="4"><draw:image xlink:href="Pictures/1000000100000390000000D75C56FAA88D7F937D.png" xlink:type="simple" xlink:show="embed" xlink:actuate="onLoad" draw:mime-type="image/png"/></draw:frame><text:s text:c="176"/></text:p>
      <text:p text:style-name="P7">6.</text:p>
      <text:p text:style-name="P7"><draw:frame draw:style-name="fr1" draw:name="Image6" text:anchor-type="char" svg:x="0.81cm" svg:y="0.291cm" svg:width="15.064cm" svg:height="3.933cm" draw:z-index="5"><draw:image xlink:href="Pictures/10000001000005400000015FBD42FECAA973FAE0.png" xlink:type="simple" xlink:show="embed" xlink:actuate="onLoad" draw:mime-type="image/png"/></draw:frame><text:s text:c="173"/></text:p>
      <text:p text:style-name="P8">7.</text:p>
      <text:p text:style-name="P8"><text:s text:c="10"/><draw:frame draw:style-name="fr1" draw:name="Image7" text:anchor-type="char" svg:x="1.141cm" svg:y="0cm" svg:width="13.13cm" svg:height="6.817cm" draw:z-index="6"><draw:image xlink:href="Pictures/1000000100000357000001BC44EB3FBE089B227A.png" xlink:type="simple" xlink:show="embed" xlink:actuate="onLoad" draw:mime-type="image/png"/></draw:frame><text:s text:c="166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8.</text:p>
      <text:p text:style-name="P9"><draw:frame draw:style-name="fr1" draw:name="Image8" text:anchor-type="char" svg:x="1.258cm" svg:y="0.159cm" svg:width="12.827cm" svg:height="1.681cm" draw:z-index="7"><draw:image xlink:href="Pictures/100000010000028100000054A37C37EFA328AE1D.png" xlink:type="simple" xlink:show="embed" xlink:actuate="onLoad" draw:mime-type="image/png"/></draw:frame></text:p>
      <text:p text:style-name="P9"/>
      <text:p text:style-name="P9"/>
      <text:p text:style-name="P9"/>
      <text:p text:style-name="P10"/>
      <text:p text:style-name="P10"><text:s text:c="11"/><draw:frame draw:style-name="fr1" draw:name="Image9" text:anchor-type="char" svg:x="1.259cm" svg:y="0cm" svg:width="12.746cm" svg:height="2.249cm" draw:z-index="8"><draw:image xlink:href="Pictures/10000001000002A2000000771E89AB8CEDBFFFA5.png" xlink:type="simple" xlink:show="embed" xlink:actuate="onLoad" draw:mime-type="image/png"/></draw:frame><text:s text:c="32"/></text:p>
      <text:p text:style-name="P10"/>
      <text:p text:style-name="P10"/>
      <text:p text:style-name="P10"/>
      <text:p text:style-name="P10"/>
      <text:p text:style-name="P10"><draw:frame draw:style-name="fr1" draw:name="Image10" text:anchor-type="char" svg:x="1.286cm" svg:y="0.279cm" svg:width="12.719cm" svg:height="2.501cm" draw:z-index="9"><draw:image xlink:href="Pictures/10000001000002C80000008CA729DC422E8B846A.png" xlink:type="simple" xlink:show="embed" xlink:actuate="onLoad" draw:mime-type="image/png"/></draw:frame><text:s text:c="43"/></text:p>
      <text:p text:style-name="P10"/>
      <text:p text:style-name="P10"/>
      <text:p text:style-name="P10"/>
      <text:p text:style-name="P10"/>
      <text:p text:style-name="P10"><draw:frame draw:style-name="fr1" draw:name="Image11" text:anchor-type="char" svg:x="1.235cm" svg:y="0cm" svg:width="13.21cm" svg:height="2.088cm" draw:z-index="10"><draw:image xlink:href="Pictures/10000001000003040000007A4F5DC6795E0C92BF.png" xlink:type="simple" xlink:show="embed" xlink:actuate="onLoad" draw:mime-type="image/png"/></draw:frame><text:soft-page-break/></text:p>
      <text:p text:style-name="P10"><text:s text:c="40"/></text:p>
      <text:p text:style-name="P10"/>
      <text:p text:style-name="P10"/>
      <text:p text:style-name="P10"/>
      <text:p text:style-name="P10"><draw:frame draw:style-name="fr1" draw:name="Image12" text:anchor-type="char" svg:x="1.194cm" svg:y="0.159cm" svg:width="13.503cm" svg:height="1.529cm" draw:z-index="11"><draw:image xlink:href="Pictures/10000001000002CB00000051146E9E5EBA6524A4.png" xlink:type="simple" xlink:show="embed" xlink:actuate="onLoad" draw:mime-type="image/png"/></draw:frame><text:s text:c="36"/></text:p>
      <text:p text:style-name="P10"/>
      <text:p text:style-name="P10"/>
      <text:p text:style-name="P10"/>
      <text:p text:style-name="P10"><draw:frame draw:style-name="fr1" draw:name="Image13" text:anchor-type="char" svg:x="1.365cm" svg:y="0.196cm" svg:width="13.106cm" svg:height="2.455cm" draw:z-index="12"><draw:image xlink:href="Pictures/100000010000030B0000009206247FF3B374E401.png" xlink:type="simple" xlink:show="embed" xlink:actuate="onLoad" draw:mime-type="image/png"/></draw:frame><text:s text:c="36"/></text:p>
      <text:p text:style-name="P10"/>
      <text:p text:style-name="P10"/>
      <text:p text:style-name="P10"/>
      <text:p text:style-name="P10"/>
      <text:p text:style-name="P10"/>
      <text:p text:style-name="P10"><draw:frame draw:style-name="fr1" draw:name="Image14" text:anchor-type="char" svg:x="1.323cm" svg:y="0.291cm" svg:width="13.344cm" svg:height="0.967cm" draw:z-index="13"><draw:image xlink:href="Pictures/10000001000002E90000003666013565CCC51F09.png" xlink:type="simple" xlink:show="embed" xlink:actuate="onLoad" draw:mime-type="image/png"/></draw:frame><text:s text:c="35"/></text:p>
      <text:p text:style-name="P10"/>
      <text:p text:style-name="P10"/>
      <text:p text:style-name="P10"><draw:frame draw:style-name="fr1" draw:name="Image15" text:anchor-type="char" svg:x="1.416cm" svg:y="0.423cm" svg:width="13.092cm" svg:height="2.469cm" draw:z-index="14"><draw:image xlink:href="Pictures/100000010000027700000077C3DFCCF8AC2CD87E.png" xlink:type="simple" xlink:show="embed" xlink:actuate="onLoad" draw:mime-type="image/png"/></draw:frame><text:s text:c="38"/></text:p>
      <text:p text:style-name="P10"/>
      <text:p text:style-name="P10"/>
      <text:p text:style-name="P10"/>
      <text:p text:style-name="P10"/>
      <text:p text:style-name="P10"/>
      <text:p text:style-name="P10"><draw:frame draw:style-name="fr1" draw:name="Image16" text:anchor-type="char" svg:x="1.349cm" svg:y="0.503cm" svg:width="12.868cm" svg:height="1.794cm" draw:z-index="15"><draw:image xlink:href="Pictures/100000010000028D0000005B0FF2E4BDD8FA2922.png" xlink:type="simple" xlink:show="embed" xlink:actuate="onLoad" draw:mime-type="image/png"/></draw:frame><text:s text:c="185"/></text:p>
      <text:p text:style-name="P10"/>
      <text:p text:style-name="P10"/>
      <text:p text:style-name="P10"/>
      <text:p text:style-name="P10"/>
      <text:p text:style-name="P10"><draw:frame draw:style-name="fr1" draw:name="Image17" text:anchor-type="char" svg:x="1.312cm" svg:y="0.185cm" svg:width="12.905cm" svg:height="1.799cm" draw:z-index="16"><draw:image xlink:href="Pictures/100000010000028D0000005B56752953FA9BECBB.png" xlink:type="simple" xlink:show="embed" xlink:actuate="onLoad" draw:mime-type="image/png"/></draw:frame><text:s text:c="40"/></text:p>
      <text:p text:style-name="P10"/>
      <text:p text:style-name="P10"/>
      <text:p text:style-name="P10"/>
      <text:p text:style-name="P10"/>
      <text:p text:style-name="P10"><draw:frame draw:style-name="fr1" draw:name="Image18" text:anchor-type="char" svg:x="1.886cm" svg:y="0cm" svg:width="9.738cm" svg:height="1.369cm" draw:z-index="17"><draw:image xlink:href="Pictures/10000001000001B20000003D7356B533F59B484E.png" xlink:type="simple" xlink:show="embed" xlink:actuate="onLoad" draw:mime-type="image/png"/></draw:frame><text:s text:c="64"/></text:p>
      <text:p text:style-name="P10"/>
      <text:p text:style-name="P10"/>
      <text:p text:style-name="P10"/>
      <text:p text:style-name="P11">9.</text:p>
      <text:p text:style-name="P11"><draw:frame draw:style-name="fr1" draw:name="Image19" text:anchor-type="char" svg:x="1.159cm" svg:y="0.132cm" svg:width="11.92cm" svg:height="3.007cm" draw:z-index="18"><draw:image xlink:href="Pictures/10000001000002270000008BC7BA199C5455FBF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23:55:44.463037832</meta:creation-date>
    <dc:date>2023-12-09T01:20:38.738246335</dc:date>
    <meta:editing-duration>PT1H24M36S</meta:editing-duration>
    <meta:editing-cycles>38</meta:editing-cycles>
    <meta:generator>LibreOffice/7.3.7.2$Linux_X86_64 LibreOffice_project/30$Build-2</meta:generator>
    <meta:document-statistic meta:table-count="0" meta:image-count="19" meta:object-count="0" meta:page-count="3" meta:paragraph-count="28" meta:word-count="10" meta:character-count="1707" meta:non-whitespace-character-count="30"/>
  </office:meta>
</office:document-meta>
</file>